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d1c24" draw:textarea-horizontal-align="right" draw:textarea-vertical-align="top" draw:auto-grow-height="false"/>
    </style:style>
    <style:style style:name="gr2" style:family="graphic" style:parent-style-name="standard">
      <style:graphic-properties draw:fill-color="#7ac142" draw:textarea-horizontal-align="right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1c82b9" draw:textarea-horizontal-align="justify" draw:textarea-vertical-align="middle" draw:auto-grow-height="false"/>
    </style:style>
    <style:style style:name="gr7" style:family="graphic" style:parent-style-name="standard">
      <style:graphic-properties draw:fill-color="#e67814" draw:textarea-horizontal-align="justify" draw:textarea-vertical-align="middle" draw:auto-grow-height="false"/>
    </style:style>
    <style:style style:name="gr8" style:family="graphic" style:parent-style-name="standard">
      <style:graphic-properties draw:fill-color="#660066" draw:textarea-horizontal-align="justify" draw:textarea-vertical-align="middle" draw:auto-grow-height="false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20pt" fo:text-shadow="none" style:font-size-asian="20pt" style:font-size-complex="20pt"/>
    </style:style>
    <style:style style:name="P2" style:family="paragraph">
      <style:paragraph-properties fo:text-align="center"/>
      <style:text-properties fo:font-size="20pt" fo:text-shadow="none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color="#ffffff"/>
    </style:style>
    <style:style style:name="T1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4.699cm" svg:x="2.397cm" svg:y="8.747cm">
          <text:p text:style-name="P1"><text:span text:style-name="T1">Raspberry Pi</text:span></text:p>
          <text:p text:style-name="P1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049cm" svg:height="4.064cm" svg:x="2.905cm" svg:y="9.001cm">
          <text:p text:style-name="P3"><text:span text:style-name="T2">Programme </text:span></text:p>
          <text:p text:style-name="P3"><text:span text:style-name="T2">Pyth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826cm" svg:height="1.27cm" svg:x="3.413cm" svg:y="11.668cm">
          <text:p text:style-name="P3">py-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826cm" svg:height="1.27cm" svg:x="8.874cm" svg:y="9.128cm">
          <text:p text:style-name="P3">py-X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826cm" svg:height="1.27cm" svg:x="3.413cm" svg:y="9.128cm">
          <text:p text:style-name="P3">Tkinter (GUI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4.826cm" svg:height="1.27cm" svg:x="14.843cm" svg:y="11.668cm">
          <text:p text:style-name="P3">Guvcview (GUI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826cm" svg:y1="10.398cm" svg:x2="5.826cm" svg:y2="11.668cm" draw:start-shape="id1" draw:start-glue-point="2" draw:end-shape="id2" draw:end-glue-point="0" svg:d="m5826 10398v1270" svg:viewBox="0 0 1 1271">
          <text:p/>
        </draw:connector>
        <draw:connector draw:style-name="gr5" draw:text-style-name="P3" draw:layer="layout" draw:type="line" svg:x1="8.874cm" svg:y1="9.763cm" svg:x2="8.239cm" svg:y2="9.763cm" draw:start-shape="id3" draw:start-glue-point="3" draw:end-shape="id1" draw:end-glue-point="1" svg:d="m8874 9763h-635" svg:viewBox="0 0 636 1">
          <text:p/>
        </draw:connector>
        <draw:custom-shape draw:style-name="gr6" draw:text-style-name="P5" xml:id="id4" draw:id="id4" draw:layer="layout" svg:width="5.461cm" svg:height="2.032cm" svg:x="3.032cm" svg:y="16.435cm">
          <text:p text:style-name="P5"><text:span text:style-name="T3">Arduino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4.953cm" svg:height="2.032cm" svg:x="14.843cm" svg:y="16.435cm">
          <text:p text:style-name="P5"><text:span text:style-name="T3">Webcam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8" draw:id="id8" draw:layer="layout" draw:type="line" svg:x1="5.762cm" svg:y1="16.435cm" svg:x2="5.826cm" svg:y2="12.938cm" draw:start-shape="id4" draw:start-glue-point="0" draw:end-shape="id2" draw:end-glue-point="2" svg:d="m5762 16435 64-3497" svg:viewBox="0 0 65 3498">
          <text:p/>
        </draw:connector>
        <draw:connector draw:style-name="gr4" draw:text-style-name="P3" xml:id="id9" draw:id="id9" draw:layer="layout" draw:type="line" svg:x1="17.319cm" svg:y1="16.435cm" svg:x2="17.256cm" svg:y2="12.938cm" draw:start-shape="id5" draw:start-glue-point="0" draw:end-shape="id6" draw:end-glue-point="2" svg:d="m17319 16435-63-3497" svg:viewBox="0 0 64 3498">
          <text:p/>
        </draw:connector>
        <draw:custom-shape draw:style-name="gr8" draw:text-style-name="P6" draw:layer="layout" svg:width="7.747cm" svg:height="3.429cm" svg:x="7.477cm" svg:y="4.937cm">
          <text:p text:style-name="P6"><text:span text:style-name="T4">VNC server</text:span></text:p>
          <draw:enhanced-geometry svg:viewBox="0 0 21600 21600" draw:text-areas="?f0 ?f8 ?f2 ?f9" draw:type="up-down-arrow" draw:modifiers="5171.39907072793 6215.5102040816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9" draw:text-style-name="P3" draw:layer="layout" svg:width="10.033cm" svg:height="3.429cm" svg:x="5.953cm" svg:y="1.2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7" draw:layer="layout" svg:width="7.747cm" svg:height="2.921cm" svg:x="7.096cm" svg:y="1.508cm">
            <text:p text:style-name="P7"><text:span text:style-name="T5">Client deskto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6" xml:id="id7" draw:id="id7" draw:layer="layout" svg:width="2.794cm" svg:height="1.905cm" svg:x="9.953cm" svg:y="14.808cm">
          <text:p text:style-name="P8"><text:span text:style-name="T4">US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svg:x1="9.953cm" svg:y1="15.761cm" svg:x2="5.794cm" svg:y2="14.686cm" draw:start-shape="id7" draw:start-glue-point="5" draw:end-shape="id8" draw:end-glue-point="0" svg:d="m9953 15761h-1993v-1075h-2166" svg:viewBox="0 0 4160 1076">
          <text:p/>
        </draw:connector>
        <draw:connector draw:style-name="gr11" draw:text-style-name="P3" draw:layer="layout" svg:x1="12.747cm" svg:y1="15.761cm" svg:x2="17.287cm" svg:y2="14.686cm" draw:start-shape="id7" draw:start-glue-point="7" draw:end-shape="id9" draw:end-glue-point="0" svg:d="m12747 15761h2185v-1075h2355" svg:viewBox="0 0 4541 10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Brunner</meta:initial-creator>
    <meta:creation-date>2013-05-27T23:19:11</meta:creation-date>
    <dc:date>2013-05-27T23:43:07</dc:date>
    <dc:creator>Eric Brunner</dc:creator>
    <meta:editing-duration>PT7M58S</meta:editing-duration>
    <meta:editing-cycles>2</meta:editing-cycles>
    <meta:generator>LibreOffice/3.6$Linux_X86_64 LibreOffice_project/360m1$Build-304</meta:generator>
    <meta:document-statistic meta:object-count="19"/>
  </office:meta>
</office:document-meta>
</file>